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DC000000897BAFEB2BA0AEA9A8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b7371" officeooo:paragraph-rsid="000b7371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7371" officeooo:paragraph-rsid="000b737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162" officeooo:paragraph-rsid="000e8b8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162" officeooo:paragraph-rsid="00139bc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162" officeooo:paragraph-rsid="00141e7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33pt" style:text-underline-style="none" fo:font-weight="bold" officeooo:rsid="000a7cb7" officeooo:paragraph-rsid="000b7371" style:font-size-asian="28.8500003814697pt" style:font-weight-asian="bold" style:font-size-complex="3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3pt" style:text-underline-style="none" fo:font-weight="bold" officeooo:rsid="000a7cb7" officeooo:paragraph-rsid="000a7cb7" style:font-size-asian="28.8500003814697pt" style:font-weight-asian="bold" style:font-size-complex="3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2pt" style:text-underline-style="none" fo:font-weight="bold" officeooo:rsid="00139072" officeooo:paragraph-rsid="0010fe92" style:font-size-asian="62pt" style:font-weight-asian="bold" style:font-size-complex="6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bd153" loext:opacity="100%" style:font-name="Monospace" fo:font-size="8pt" style:text-underline-style="none" fo:font-weight="normal" officeooo:rsid="000d2162" officeooo:paragraph-rsid="00141e74" fo:background-color="#373737" style:font-size-asian="8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162" officeooo:paragraph-rsid="000b7371" style:font-size-asian="12pt" style:font-weight-asian="normal" style:font-size-complex="12pt" style:font-weight-complex="normal"/>
    </style:style>
    <style:style style:name="T1" style:family="text">
      <style:text-properties officeooo:rsid="000d2162"/>
    </style:style>
    <style:style style:name="T2" style:family="text">
      <style:text-properties fo:font-variant="normal" fo:text-transform="none" fo:color="#111111" loext:opacity="100%" style:font-name="Liberation Serif" fo:letter-spacing="normal" fo:font-style="normal" officeooo:rsid="000ec74f" fo:background-color="transparent" loext:char-shading-value="0" loext:padding="0cm" loext:border="none"/>
    </style:style>
    <style:style style:name="T3" style:family="text">
      <style:text-properties fo:font-variant="normal" fo:text-transform="none" fo:color="#111111" loext:opacity="100%" style:font-name="Liberation Serif" fo:letter-spacing="normal" fo:font-style="normal" officeooo:rsid="00139bcb" fo:background-color="transparent" loext:char-shading-value="0" loext:padding="0cm" loext:border="none"/>
    </style:style>
    <style:style style:name="T4" style:family="text">
      <style:text-properties fo:font-variant="normal" fo:text-transform="none" fo:color="#111111" loext:opacity="100%" style:font-name="Liberation Serif" fo:letter-spacing="normal" fo:font-style="normal" officeooo:rsid="00139bcb" fo:background-color="transparent" loext:char-shading-value="0" style:font-name-asian="Noto Sans Mono CJK SC" style:font-name-complex="Liberation Mono" loext:padding="0cm" loext:border="none"/>
    </style:style>
    <style:style style:name="T5" style:family="text">
      <style:text-properties fo:font-variant="normal" fo:text-transform="none" fo:color="#111111" loext:opacity="100%" style:font-name="Liberation Serif" fo:letter-spacing="normal" fo:font-style="normal" officeooo:rsid="00141e74" fo:background-color="transparent" loext:char-shading-value="0" style:font-name-asian="Noto Sans Mono CJK SC" style:font-name-complex="Liberation Mono" loext:padding="0cm" loext:border="none"/>
    </style:style>
    <style:style style:name="T6" style:family="text">
      <style:text-properties fo:font-variant="normal" fo:text-transform="none" fo:color="#111111" loext:opacity="100%" style:font-name="Liberation Serif" fo:letter-spacing="normal" fo:font-style="normal" officeooo:rsid="0017760f" fo:background-color="transparent" loext:char-shading-value="0" style:font-name-asian="Noto Sans Mono CJK SC" style:font-name-complex="Liberation Mono" loext:padding="0cm" loext:border="none"/>
    </style:style>
    <style:style style:name="T7" style:family="text">
      <style:text-properties fo:font-variant="normal" fo:text-transform="none" fo:color="#111111" loext:opacity="100%" style:font-name="Liberation Serif" fo:letter-spacing="normal" fo:font-style="normal" officeooo:rsid="00244d90" fo:background-color="transparent" loext:char-shading-value="0" style:font-name-asian="Noto Sans Mono CJK SC" style:font-name-complex="Liberation Mono" loext:padding="0cm" loext:border="none"/>
    </style:style>
    <style:style style:name="T8" style:family="text">
      <style:text-properties fo:font-variant="normal" fo:text-transform="none" fo:color="#111111" loext:opacity="100%" style:font-name="Liberation Serif" fo:letter-spacing="normal" fo:font-style="normal" officeooo:rsid="00141e74" fo:background-color="transparent" loext:char-shading-value="0" loext:padding="0cm" loext:border="none"/>
    </style:style>
    <style:style style:name="T9" style:family="text">
      <style:text-properties fo:font-variant="normal" fo:text-transform="none" fo:color="#111111" loext:opacity="100%" style:font-name="Monospace" fo:font-size="8pt" fo:letter-spacing="normal" fo:font-style="normal" fo:background-color="#373737" loext:char-shading-value="0" style:font-name-asian="Noto Sans Mono CJK SC" style:font-size-asian="8pt" style:font-name-complex="Liberation Mono" loext:padding="0cm" loext:border="none"/>
    </style:style>
    <style:style style:name="T10" style:family="text">
      <style:text-properties fo:font-variant="normal" fo:text-transform="none" fo:color="#fbd153" loext:opacity="100%" style:font-name="Monospace" fo:font-size="8pt" fo:letter-spacing="normal" fo:font-style="normal" officeooo:rsid="00141e74" fo:background-color="#373737" loext:char-shading-value="0" style:font-name-asian="Noto Sans Mono CJK SC" style:font-size-asian="8pt" style:font-name-complex="Liberation Mono" loext:padding="0cm" loext:border="none"/>
    </style:style>
    <style:style style:name="T11" style:family="text">
      <style:text-properties fo:font-variant="normal" fo:text-transform="none" fo:color="#fbd153" loext:opacity="100%" style:font-name="Monospace" fo:font-size="8pt" fo:letter-spacing="normal" fo:font-style="normal" fo:background-color="#373737" loext:char-shading-value="0" style:font-name-asian="Noto Sans Mono CJK SC" style:font-size-asian="8pt" style:font-name-complex="Liberation Mono" loext:padding="0cm" loext:border="none"/>
    </style:style>
    <style:style style:name="T12" style:family="text">
      <style:text-properties fo:font-variant="normal" fo:text-transform="none" fo:color="#03a8d8" loext:opacity="100%" style:font-name="Monospace" fo:font-size="8pt" fo:letter-spacing="normal" fo:font-style="normal" fo:font-weight="bold" fo:background-color="#373737" loext:char-shading-value="0" style:font-name-asian="Noto Sans Mono CJK SC" style:font-size-asian="8pt" style:font-weight-asian="bold" style:font-name-complex="Liberation Mono" loext:padding="0cm" loext:border="none"/>
    </style:style>
    <style:style style:name="T13" style:family="text">
      <style:text-properties fo:font-variant="normal" fo:text-transform="none" fo:color="#a7ec21" loext:opacity="100%" style:font-name="Monospace" fo:font-size="8pt" fo:letter-spacing="normal" fo:font-style="normal" fo:background-color="#373737" loext:char-shading-value="0" style:font-name-asian="Noto Sans Mono CJK SC" style:font-size-asian="8pt" style:font-name-complex="Liberation Mono" loext:padding="0cm" loext:border="none"/>
    </style:style>
    <style:style style:name="T14" style:family="text">
      <style:text-properties fo:font-variant="normal" fo:text-transform="none" fo:color="#52ca11" loext:opacity="100%" style:font-name="Monospace" fo:font-size="8pt" fo:letter-spacing="normal" fo:font-style="normal" fo:background-color="#373737" loext:char-shading-value="0" style:font-name-asian="Noto Sans Mono CJK SC" style:font-size-asian="8pt" style:font-name-complex="Liberation Mono" loext:padding="0cm" loext:border="none"/>
    </style:style>
    <style:style style:name="T15" style:family="text">
      <style:text-properties fo:font-variant="normal" fo:text-transform="none" fo:color="#17c694" loext:opacity="100%" style:font-name="Monospace" fo:font-size="8pt" fo:letter-spacing="normal" fo:font-style="italic" fo:background-color="#373737" loext:char-shading-value="0" style:font-name-asian="Noto Sans Mono CJK SC" style:font-size-asian="8pt" style:font-style-asian="italic" style:font-name-complex="Liberation Mono" loext:padding="0cm" loext:border="none"/>
    </style:style>
    <style:style style:name="T16" style:family="text">
      <style:text-properties fo:font-variant="normal" fo:text-transform="none" fo:color="#17c694" loext:opacity="100%" style:font-name="Monospace" fo:font-size="8pt" fo:letter-spacing="normal" fo:font-style="italic" style:text-underline-style="solid" style:text-underline-width="auto" style:text-underline-color="font-color" fo:background-color="#373737" loext:char-shading-value="0" style:font-name-asian="Noto Sans Mono CJK SC" style:font-size-asian="8pt" style:font-style-asian="italic" style:font-name-complex="Liberation Mono" loext:padding="0cm" loext:border="none"/>
    </style:style>
    <style:style style:name="T17" style:family="text">
      <style:text-properties officeooo:rsid="0018342b"/>
    </style:style>
    <style:style style:name="T18" style:family="text">
      <style:text-properties officeooo:rsid="0018d52b"/>
    </style:style>
    <style:style style:name="T19" style:family="text">
      <style:text-properties officeooo:rsid="001a3c72"/>
    </style:style>
    <style:style style:name="T20" style:family="text">
      <style:text-properties officeooo:rsid="001bb173"/>
    </style:style>
    <style:style style:name="T21" style:family="text">
      <style:text-properties officeooo:rsid="001c0d1e"/>
    </style:style>
    <style:style style:name="T22" style:family="text">
      <style:text-properties officeooo:rsid="001ceeed"/>
    </style:style>
    <style:style style:name="T23" style:family="text">
      <style:text-properties officeooo:rsid="001eb522"/>
    </style:style>
    <style:style style:name="T24" style:family="text">
      <style:text-properties officeooo:rsid="002109d7"/>
    </style:style>
    <style:style style:name="T25" style:family="text">
      <style:text-properties officeooo:rsid="0022ad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dificación de un proyecto existent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6">Alberto Adame Roldan 2ºDAW</text:p>
      <text:p text:style-name="P10"><text:span text:style-name="Source_20_Text"><text:span text:style-name="T2"/></text:span></text:p>
      <text:p text:style-name="P3"><text:soft-page-break/><text:span text:style-name="Source_20_Text"><text:span text:style-name="T2"/></text:span></text:p>
      <text:p text:style-name="P4"><text:span text:style-name="Source_20_Text"><text:span text:style-name="T3">Problemas</text:span></text:span></text:p>
      <text:p text:style-name="P4"><text:span text:style-name="Source_20_Text"><text:span text:style-name="T3"/></text:span></text:p>
      <text:p text:style-name="P4"><text:span text:style-name="Source_20_Text"><text:span text:style-name="T3">-El enlace entregado no correspond</text:span></text:span><text:span text:style-name="Source_20_Text"><text:span text:style-name="T4">e</text:span></text:span><text:span text:style-name="Source_20_Text"><text:span text:style-name="T3"> al proyecto</text:span></text:span></text:p>
      <text:p text:style-name="P5"><text:span text:style-name="Source_20_Text"><text:span text:style-name="T3">-</text:span></text:span><text:span text:style-name="Source_20_Text"><text:span text:style-name="T8">Es</text:span></text:span><text:span text:style-name="Source_20_Text"><text:span text:style-name="T5">tá intentando importar una ubicación que no existe </text:span></text:span></text:p>
      <text:p text:style-name="P5"><text:span text:style-name="Source_20_Text"><text:span text:style-name="T5"/></text:span></text:p>
      <text:p text:style-name="P5"><text:span text:style-name="Source_20_Text"><text:span text:style-name="T10">&lt;%@</text:span></text:span><text:span text:style-name="Source_20_Text"><text:span text:style-name="T12">page</text:span></text:span><text:span text:style-name="Source_20_Text"><text:span text:style-name="T9"> </text:span></text:span><text:span text:style-name="Source_20_Text"><text:span text:style-name="T13">import</text:span></text:span><text:span text:style-name="Source_20_Text"><text:span text:style-name="T14">=</text:span></text:span><text:span text:style-name="Source_20_Text"><text:span text:style-name="T15">"</text:span></text:span><text:span text:style-name="Source_20_Text"><text:span text:style-name="T16">com.jacaranda.Comparators</text:span></text:span><text:span text:style-name="Source_20_Text"><text:span text:style-name="T15">.OrderItemByDate"</text:span></text:span><text:span text:style-name="Source_20_Text"><text:span text:style-name="T11">%&gt;</text:span></text:span></text:p>
      <text:p text:style-name="P5"><text:span text:style-name="Source_20_Text"><text:span text:style-name="T5"/></text:span></text:p>
      <text:p text:style-name="P5"><text:span text:style-name="Source_20_Text"><text:span text:style-name="T5">Por lo que tendré que </text:span></text:span><text:span text:style-name="Source_20_Text"><text:span text:style-name="T6">com</text:span></text:span><text:span text:style-name="Source_20_Text"><text:span text:style-name="T7">e</text:span></text:span><text:span text:style-name="Source_20_Text"><text:span text:style-name="T6">ntar</text:span></text:span><text:span text:style-name="Source_20_Text"><text:span text:style-name="T5"> este import</text:span></text:span></text:p>
      <text:p text:style-name="P9"/>
      <text:p text:style-name="P9"/>
      <text:p text:style-name="P5">-<text:span text:style-name="T17">En el script no está creada la base de datos</text:span></text:p>
      <text:p text:style-name="P5"/>
      <text:p text:style-name="P5">-<text:span text:style-name="T17">En el script no indica en la base de datos que debe crear cada tabla </text:span></text:p>
      <text:p text:style-name="P5"/>
      <text:p text:style-name="P5">-<text:span text:style-name="T18">En el script no había dado los privilégios a “Gonzalez” “Antonio”</text:span></text:p>
      <text:p text:style-name="P5"/>
      <text:p text:style-name="P5">GRANT ALL PRIVILEGES ON tiendaVirtual.* TO 'Gonzalez'@'%' identified by 'Antonio';</text:p>
      <text:p text:style-name="P5"/>
      <text:p text:style-name="P5">-<text:span text:style-name="T19">Si desde la página de carrito </text:span><text:span text:style-name="T21">(sin tener ningun objeto en el carrito)</text:span><text:span text:style-name="T19"> le das al boton “BUY NOW!!” te lleva a la <text:s/>página de erro</text:span><text:span text:style-name="T20">r, </text:span><text:span text:style-name="T22">pero en vez de indicarte “no tienes </text:span><text:span text:style-name="T25">productos en el carrito</text:span><text:span text:style-name="T22">”, te dice que contactes con el administrador.</text:span></text:p>
      <text:p text:style-name="P5"/>
      <text:p text:style-name="P5">-<text:span text:style-name="T23">He cambiado </text:span><text:span text:style-name="T24">para que</text:span><text:span text:style-name="T23"> el error de “carrito vacío” no te envíe al index, si no que te lleve a la <text:s/>página de productos para seguir comprando.</text:span></text:p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7371" officeooo:paragraph-rsid="000b7371"/>
    </style:style>
    <style:style style:name="MT1" style:family="text">
      <style:text-properties officeooo:rsid="000d2162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4" text:anchor-type="char" svg:width="17cm" svg:height="1.552cm" draw:z-index="0"><draw:image xlink:href="Pictures/10000000000005DC000000897BAFEB2BA0AEA9A8.jpg" xlink:type="simple" xlink:show="embed" xlink:actuate="onLoad" draw:mime-type="image/jpeg"/></draw:frame></text:p>
      </style:header>
      <style:header-first>
        <text:p text:style-name="Header_20_left"/>
      </style:header-first>
      <style:footer>
        <text:p text:style-name="MP1">Pag-<text:span text:style-name="MT1"><text:page-number text:select-page="current" text:page-adjust="-1">1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02:26.103336650</meta:creation-date>
    <dc:date>2022-12-01T10:13:42.885402926</dc:date>
    <meta:editing-duration>PT2H22M38S</meta:editing-duration>
    <meta:editing-cycles>26</meta:editing-cycles>
    <meta:generator>LibreOffice/7.3.6.2$Linux_X86_64 LibreOffice_project/30$Build-2</meta:generator>
    <meta:document-statistic meta:table-count="0" meta:image-count="1" meta:object-count="0" meta:page-count="2" meta:paragraph-count="14" meta:word-count="153" meta:character-count="918" meta:non-whitespace-character-count="775"/>
  </office:meta>
</office:document-meta>
</file>